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4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202.99pt"/>
    </style:style>
    <style:style style:name="co7" style:family="table-column">
      <style:table-column-properties fo:break-before="auto" style:column-width="19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13" style:family="table-cell" style:parent-style-name="Default" style:data-style-name="N99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2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8" table:default-cell-style-name="ce16"/>
        <table:table-row table:style-name="ro1">
          <table:table-cell table:style-name="ce10" office:value-type="string" calcext:value-type="string">
            <text:p>name</text:p>
          </table:table-cell>
          <table:table-cell table:style-name="ce12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_se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</text:p>
          </table:table-cell>
          <table:table-cell office:value-type="float" office:value="0.000001" calcext:value-type="float">
            <text:p>0.0000010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10"/>
        <table:table-column table:style-name="co6" table:default-cell-style-name="ce10"/>
        <table:table-column table:style-name="co3" table:default-cell-style-name="ce10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21" office:value-type="string" calcext:value-type="string">
            <text:p>downwelling_photosynthetic_radiative_flux</text:p>
          </table:table-cell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expression</text:p>
          </table:table-cell>
          <table:table-cell table:style-name="ce10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<text:span text:style-name="T1">C*mu_max*HPO4/(HPO4</text:span>+K_P)*par/(par+K_par)</text:p>
          </table:table-cell>
          <table:table-cell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g/m^3/s</text:p>
          </table:table-cell>
          <table:table-cell office:value-type="string" calcext:value-type="string">
            <text:p>sinking</text:p>
          </table:table-cell>
          <table:table-cell office:value-type="string" calcext:value-type="string">
            <text:p>v_sed</text:p>
          </table:table-cell>
          <table:table-cell table:style-name="ce21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variabl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0:42:10.916508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8T10:42:22.550670385</dc:date>
    <meta:editing-duration>PT2H7M13S</meta:editing-duration>
    <meta:editing-cycles>37</meta:editing-cycles>
    <meta:generator>LibreOffice/6.0.7.3$Linux_X86_64 LibreOffice_project/00m0$Build-3</meta:generator>
    <meta:document-statistic meta:table-count="5" meta:cell-count="81" meta:object-count="0"/>
  </office:meta>
</office:document-meta>
</file>